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14cm" fo:min-width="4.26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25cm" fo:min-width="5.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5cm" fo:min-width="6.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081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5cm" fo:min-width="2.3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14cm" fo:min-width="3.96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488cm" fo:min-width="0.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351cm" fo:min-width="0.611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vertical-align="middle" draw:auto-grow-height="false" fo:min-height="2.351cm" fo:min-width="2.101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14cm" fo:min-width="3.86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14cm" fo:min-width="3.064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.4cm" svg:x="14.9cm" svg:y="4.8cm">
          <text:p text:style-name="P1">pal_app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cm" svg:height="1.6cm" svg:x="4.065cm" svg:y="11.3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4cm" svg:x="1.665cm" svg:y="4.7cm">
          <text:p text:style-name="P1">Palindrome proof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765cm" svg:height="1.431cm" svg:x="0.9cm" svg:y="4.6cm">
          <draw:text-box>
            <text:p text:style-name="P3">( <text:s text:c="31"/>| <text:s text:c="15"/>)</text:p>
          </draw:text-box>
        </draw:frame>
        <draw:custom-shape draw:style-name="gr5" draw:text-style-name="P2" draw:layer="layout" svg:width="2.98cm" svg:height="1.4cm" svg:x="9.565cm" svg:y="4.7cm">
          <text:p text:style-name="P1">gfli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7cm" svg:height="1.4cm" svg:x="4.865cm" svg:y="8.2cm">
          <text:p text:style-name="P1">print_p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4cm" svg:height="2.1cm" svg:x="6.065cm" svg:y="6.4cm">
          <text:p/>
          <draw:enhanced-geometry svg:viewBox="0 0 21600 21600" draw:text-areas="?f0 0 ?f2 ?f5" draw:type="down-arrow" draw:modifiers="13457.5916230366 5352.769679300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2.4cm" svg:height="2.1cm" svg:x="6.059cm" svg:y="9.47cm">
          <text:p/>
          <draw:enhanced-geometry svg:viewBox="0 0 21600 21600" draw:text-areas="?f0 0 ?f2 ?f5" draw:type="down-arrow" draw:modifiers="13457.5916230366 5352.769679300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2.7cm" svg:height="2.7cm" draw:transform="rotate (-1.5707963267949) translate (15.165cm 4.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2" draw:layer="layout" svg:width="4.6cm" svg:height="1.4cm" svg:x="2.7cm" svg:y="1.1cm">
          <text:p text:style-name="P1">pal_emp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3.8cm" svg:height="1.4cm" svg:x="7.9cm" svg:y="1.1cm">
          <text:p text:style-name="P1">pal_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.4cm" svg:height="2.1cm" svg:x="8.6cm" svg:y="2.4cm">
          <text:p/>
          <draw:enhanced-geometry svg:viewBox="0 0 21600 21600" draw:text-areas="?f0 0 ?f2 ?f5" draw:type="down-arrow" draw:modifiers="13457.5916230366 5352.769679300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2.4cm" svg:height="2.1cm" svg:x="3.805cm" svg:y="2.387cm">
          <text:p/>
          <draw:enhanced-geometry svg:viewBox="0 0 21600 21600" draw:text-areas="?f0 0 ?f2 ?f5" draw:type="down-arrow" draw:modifiers="13457.5916230366 5352.769679300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08:51:18.151723699</meta:creation-date>
    <dc:date>2015-09-12T09:03:00.043969231</dc:date>
    <meta:editing-duration>PT11M28S</meta:editing-duration>
    <meta:editing-cycles>25</meta:editing-cycles>
    <meta:generator>LibreOffice/5.0.1.2.0$Linux_X86_64 LibreOffice_project/00m0$Build-2</meta:generator>
    <meta:document-statistic meta:object-count="13"/>
  </office:meta>
</office:document-meta>
</file>